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T1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Cdc : page d’acceuil qui présente l’évènement, etc</text:p>
      <text:p text:style-name="P2"/>
      <text:p text:style-name="P3">Pour les partenaires : La page où il y a les images avec les partenaires est bien je trouve mais c’est dommage que<text:s/>lex<text:s/>partenaire extérieur<text:s/>n’aient<text:s/>pas de page comme les autres, où au moins si on a pas de description à mettre ça serait bien que<text:s/>ça<text:s/>renvoie sur le site au<text:s/>minimum</text:p>
      <text:p text:style-name="P4"/>
      <text:p text:style-name="P5">Devenir partenaires</text:p>
      <text:p text:style-name="P6"/>
      <text:p text:style-name="P7">Présentation de l’équipe.</text:p>
      <text:p text:style-name="P8"/>
      <text:p text:style-name="P9">Tournois alumni (possibilité de s’inscrire, lien pour payer, mangopay or helloasso)</text:p>
      <text:p text:style-name="P10"/>
      <text:p text:style-name="P11">Question : nom de domaine, hébergement</text:p>
      <text:p text:style-name="Standard"><text:span text:style-name="T12">Idée : pendant la compétition résultat de son école en direct et possibilité pour les supporters de trouver les matchs de leur éco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lilian</dc:creator>
    <meta:creation-date>2023-03-20T11:06:00Z</meta:creation-date>
    <dc:date>2023-03-29T07:04:00Z</dc:date>
    <meta:template xlink:href="Normal" xlink:type="simple"/>
    <meta:editing-cycles>5</meta:editing-cycles>
    <meta:editing-duration>PT14040S</meta:editing-duration>
    <meta:document-statistic meta:page-count="1" meta:paragraph-count="1" meta:word-count="98" meta:character-count="636" meta:row-count="4" meta:non-whitespace-character-count="539"/>
  </office:meta>
</office:document-meta>
</file>